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2.15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percentage-style style:name="N10">
      <number:number number:decimal-places="0" number:min-integer-digits="1"/>
      <number:text>%</number:text>
    </number:percentag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style:style style:name="ce4" style:family="table-cell" style:parent-style-name="Default" style:data-style-name="N10">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741</text:p>
          </table:table-cell>
          <table:table-cell table:style-name="ce1" office:value-type="string">
            <text:p>公文・はじめての数字</text:p>
            <text:p>こちらも縦に短い直線を引く運筆練習からスタート。しばらくは運筆練習と工作課題が続きそうです。ゼロからしっかり頭を作っていきたいと思います。</text:p>
          </table:table-cell>
          <table:table-cell table:style-name="ce1" office:value-type="string">
            <text:p>サイト「将棋ルール．ｃｏｍ」</text:p>
            <text:p>駒の並べ方と並べ順。駒には並べる順番があるのでしっかり覚えよう。</text:p>
          </table:table-cell>
          <table:table-cell table:style-name="ce1" office:value-type="string">
            <text:p>サイト「ゼロから始める将棋研究所」</text:p>
            <text:p>図で確認、不成。敵陣に入った時に成る？成らない？どちらを選んでもＯＫです。</text:p>
          </table:table-cell>
          <table:table-cell table:style-name="ce1" office:value-type="string">
            <text:p>練習局面課題演習　激指１４　指導対局　竹俣紅　４級　１周目　第１問</text:p>
            <text:p>０．０００８５％　０４０３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742</text:p>
          </table:table-cell>
          <table:table-cell table:style-name="ce1" office:value-type="string">
            <text:p>公文・はじめてのはさみ</text:p>
            <text:p>まずは短い線を切る練習からスタート。ちょっと右寄りに切ってしまうのでそこを上手く調整していかないとなー。ということで、工作課題にもしっかり取り組んでいきたいと思います！</text:p>
          </table:table-cell>
          <table:table-cell table:style-name="ce1" office:value-type="string">
            <text:p>サイト「将棋ルール．ｃｏｍ」</text:p>
            <text:p>駒の動かし方。歩は一歩しか動けないが様々な場面で効果的に使える。まずは歩の手筋を覚えよう。</text:p>
          </table:table-cell>
          <table:table-cell table:style-name="ce1" office:value-type="string">
            <text:p>サイト「ゼロから始める将棋研究所」</text:p>
            <text:p>成らなかった駒も次の手番以降、条件を満たす限り成りを選択できる。</text:p>
          </table:table-cell>
          <table:table-cell table:style-name="ce1" office:value-type="string">
            <text:p>練習局面課題演習　激指１　初段　１周目　標準　第１問</text:p>
            <text:p>０．０００８５％　－４０３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743</text:p>
          </table:table-cell>
          <table:table-cell office:value-type="string">
            <text:p>学研・シールで遊ぼう２歳</text:p>
            <text:p>テーブルにオムライスを置く課題。場所も考えてシールを貼りたいですね。</text:p>
          </table:table-cell>
          <table:table-cell office:value-type="string">
            <text:p>サイト「将棋のルール．ｃｏｍ」</text:p>
            <text:p>駒を成る。成る・不成の判断は慎重に。</text:p>
          </table:table-cell>
          <table:table-cell office:value-type="string">
            <text:p>サイト「ゼロから始める将棋研究所」</text:p>
            <text:p>駒を成れる時に敢えて成らないのは上級者っぽい指し方？？？</text:p>
          </table:table-cell>
          <table:table-cell office:value-type="string">
            <text:p>練習局面課題演習　激指２　初段　１周目　標準　第１問</text:p>
            <text:p>０．０００８５％　－４０３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744</text:p>
          </table:table-cell>
          <table:table-cell table:style-name="ce1" office:value-type="string">
            <text:p>公文・はじめての平仮名１集</text:p>
            <text:p>今度は横に少し長めに線を引く練習～。</text:p>
          </table:table-cell>
          <table:table-cell table:style-name="ce1" office:value-type="string">
            <text:p>サイト「将棋ルール．ｃｏｍ」</text:p>
            <text:p>駒を取る</text:p>
          </table:table-cell>
          <table:table-cell table:style-name="ce1" office:value-type="string">
            <text:p>サイト「ゼロから始める将棋研究所」</text:p>
            <text:p>成駒を自分で元に戻す方法は無い。</text:p>
          </table:table-cell>
          <table:table-cell table:style-name="ce1" office:value-type="string">
            <text:p>練習局面課題演習　激指３　初段　１周目　標準　第１問</text:p>
            <text:p>０．０００８５％　－４０３９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745</text:p>
          </table:table-cell>
          <table:table-cell table:style-name="ce1" office:value-type="string">
            <text:p>公文・はじめての迷路１集</text:p>
            <text:p>縦に緩やかな波線を描く練習でした。基本ですねー。</text:p>
          </table:table-cell>
          <table:table-cell table:style-name="ce1" office:value-type="string">
            <text:p>サイト「将棋ルール．ｃｏｍ」</text:p>
            <text:p>駒を打つ。駒を打つタイミングは対局者に任されており、駒を持っていることで相手を威嚇したりすることが上級のテクニックだったりする。良いタイミングで自分が有利になるように持ち駒を使おう。</text:p>
          </table:table-cell>
          <table:table-cell table:style-name="ce1" office:value-type="string">
            <text:p>サイト「ゼロから始める将棋研究所」</text:p>
            <text:p>一度成った駒は戻せないルールをよく覚えておこう。</text:p>
          </table:table-cell>
          <table:table-cell table:style-name="ce1" office:value-type="string">
            <text:p>練習局面課題演習　激指４　初段　１周目　標準　第１問</text:p>
            <text:p>０．０００８５％　－４０３８　５７級　たまご</text:p>
            <text:p>絶対レートアップ！</text:p>
            <text:p>「駒を成る」ということについて隅々まで学べましたね。まずはしっかりルールを定着。その後、徐々に発展させて理論や技術を徹底的に習得していきます。頭作りも引き続きやっていきます。</text:p>
          </table:table-cell>
          <table:table-cell table:style-name="ce1" table:number-columns-repeated="17"/>
          <table:table-cell table:number-columns-repeated="1000"/>
        </table:table-row>
        <table:table-row table:style-name="ro3">
          <table:table-cell table:style-name="ce1"/>
          <table:table-cell table:style-name="ce1" office:value-type="string">
            <text:p>6</text:p>
          </table:table-cell>
          <table:table-cell table:style-name="ce1" office:value-type="string">
            <text:p>746</text:p>
          </table:table-cell>
          <table:table-cell table:style-name="ce1" office:value-type="string">
            <text:p>公文・はじめての数字</text:p>
            <text:p>こちらは前回と同じく縦に短めの線を引く練習でした。</text:p>
          </table:table-cell>
          <table:table-cell table:style-name="ce1" office:value-type="string">
            <text:p>サイト「将棋ルール．ｃｏｍ」</text:p>
            <text:p>駒の強さ。歩は成ると強力な駒になるぞー。</text:p>
          </table:table-cell>
          <table:table-cell table:style-name="ce1" office:value-type="string">
            <text:p>サイト「ゼロから始める将棋研究所」</text:p>
            <text:p>相手の駒が並んでいる三段を敵陣と言い、そこに自分の駒を進めると成って駒をパワーアップさせることが出来る。ということを学びましたね。では、次のコンテンツに進みます。</text:p>
          </table:table-cell>
          <table:table-cell table:style-name="ce1" office:value-type="string">
            <text:p>練習局面課題演習　激指５　初段　１周目　標準　第１問</text:p>
            <text:p>０．０００８５％　－４０３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7</text:p>
          </table:table-cell>
          <table:table-cell table:style-name="ce1" office:value-type="string">
            <text:p>747</text:p>
          </table:table-cell>
          <table:table-cell table:style-name="ce1" office:value-type="string">
            <text:p>学研・シールで遊ぼう２歳</text:p>
            <text:p>色々な食べ物の名前を覚えよう。</text:p>
            <text:p>ハンバーガー・サラダ・味噌汁・うどん・寿司・カレーライス</text:p>
            <text:p>美味しそうな食べ物が並んでいます。</text:p>
          </table:table-cell>
          <table:table-cell table:style-name="ce1" office:value-type="string">
            <text:p>サイト「将棋ルール．ｃｏｍ」</text:p>
            <text:p>駒の損得について。如何に自分の弱い駒と相手の強い駒とを交換できるかが鍵。</text:p>
          </table:table-cell>
          <table:table-cell table:style-name="ce1" office:value-type="string">
            <text:p>サイト「ゼロから始める将棋研究所」</text:p>
            <text:p>続いてのテーマは「駒の取り方と持ち駒の使い方」。世界にある将棋ゲームの中で日本の将棋だけが取った駒を使うことが出来る。ここからは駒を取るルールと使うルールの２つを徹底的に学習していきます。</text:p>
          </table:table-cell>
          <table:table-cell table:style-name="ce1" office:value-type="string">
            <text:p>練習局面課題演習　激指６　初段　１周目　標準　第１問</text:p>
            <text:p>０．０００８５％　－４０３８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8</text:p>
          </table:table-cell>
          <table:table-cell table:style-name="ce1" office:value-type="string">
            <text:p>748</text:p>
          </table:table-cell>
          <table:table-cell office:value-type="string">
            <text:p>公文・はじめての平仮名１集</text:p>
            <text:p>縦に長く直線を引く練習でしたー。</text:p>
          </table:table-cell>
          <table:table-cell office:value-type="string">
            <text:p>サイト「将棋ルール．ｃｏｍ」</text:p>
            <text:p>マス目の符号について。符号が分かれば自分の棋譜を振り返ったりプロの棋譜を見たりできるようになるのでしっかり覚えておこう。</text:p>
          </table:table-cell>
          <table:table-cell office:value-type="string">
            <text:p>サイト「ゼロから始める将棋研究所」</text:p>
            <text:p>ゼロから学ぶ、駒の取り方と取った駒の使い方。</text:p>
          </table:table-cell>
          <table:table-cell office:value-type="string">
            <text:p>練習局面課題演習　激指定跡道場１　初段　１周目　標準　第１問</text:p>
            <text:p>０．０００８６％　－４０３８　５７級　たまご</text:p>
            <text:p>達成率アップ！</text:p>
            <text:p>駒の成り方についてまとめて次のコンテンツ「駒の取り方と打ち方」に進みました。今はルール習得期と脳養成期。焦らずしっかり一つ一つの課題を解決していきます。</text:p>
          </table:table-cell>
          <table:table-cell table:style-name="ce1" table:number-columns-repeated="17"/>
          <table:table-cell table:number-columns-repeated="1000"/>
        </table:table-row>
        <table:table-row table:style-name="ro5">
          <table:table-cell table:style-name="ce1"/>
          <table:table-cell table:style-name="ce1" office:value-type="string">
            <text:p>9</text:p>
          </table:table-cell>
          <table:table-cell table:style-name="ce1" office:value-type="string">
            <text:p>749</text:p>
          </table:table-cell>
          <table:table-cell table:style-name="ce1" office:value-type="string">
            <text:p>公文・はじめての迷路１集</text:p>
            <text:p>分岐が２つに増えました。まだまだ易しい。ここで迷路の基本を学んでいきます。</text:p>
          </table:table-cell>
          <table:table-cell table:style-name="ce1" office:value-type="string">
            <text:p>サイト「将棋ルール．ｃｏｍ」</text:p>
            <text:p>王手・詰み・必死。これらは終盤戦の大切な考え方なのでしっかりと覚えておこう。</text:p>
          </table:table-cell>
          <table:table-cell table:style-name="ce1" office:value-type="string">
            <text:p>サイト「ゼロから始める将棋研究所」</text:p>
            <text:p>前回の単元では駒を成ってパワーアップさせることを学びました。</text:p>
          </table:table-cell>
          <table:table-cell table:style-name="ce1" office:value-type="string">
            <text:p>練習局面課題演習　激指７　初段　１周目　標準　第１問</text:p>
            <text:p>０．０００８６％　－４０３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0</text:p>
          </table:table-cell>
          <table:table-cell table:style-name="ce1" office:value-type="string">
            <text:p>750</text:p>
          </table:table-cell>
          <table:table-cell table:style-name="ce1" office:value-type="string">
            <text:p>公文・はじめての数字</text:p>
            <text:p>運筆練習。今回は横に短めの直線を描きます。本格的な学習はまだまだ先だ・・・・。早く高度な勉強したいなー。でも、そのためには基礎基本が大切ですね。ゼロからしっかり脳を作っていきます！</text:p>
          </table:table-cell>
          <table:table-cell table:style-name="ce1" office:value-type="string">
            <text:p>サイト「将棋ルール．ｃｏｍ」</text:p>
            <text:p>１局の流れ。感想戦を行うことが上達の近道。</text:p>
          </table:table-cell>
          <table:table-cell table:style-name="ce1" office:value-type="string">
            <text:p>サイト「ゼロから始める将棋研究所」</text:p>
            <text:p>今回は相手の駒を取る方法と取った駒を使う方法を学習しよう！いよいよ本題に入ります。導入ちょっと長かったかなｗｗｗ</text:p>
          </table:table-cell>
          <table:table-cell table:style-name="ce3" office:value-type="string">
            <text:p>練習局面課題演習　激指８　初段　１周目　標準　第１問</text:p>
            <text:p>０．０００８６％　－４０３８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1</text:p>
          </table:table-cell>
          <table:table-cell table:style-name="ce1" office:value-type="string">
            <text:p>751</text:p>
          </table:table-cell>
          <table:table-cell table:style-name="ce3" office:value-type="string">
            <text:p>公文・はじめてのはさみ</text:p>
            <text:p>工作課題。前回の反復練習です。短い直線を切る練習。今度はしっかり線の真ん中を切れたぞー。工作技術もしっかり高めてイメージ力・表現力を高めていこう。</text:p>
          </table:table-cell>
          <table:table-cell table:style-name="ce1" office:value-type="string">
            <text:p>サイト「将棋ルール．ｃｏｍ」</text:p>
            <text:p>先手と後手の決め方。振り駒で決めます。</text:p>
          </table:table-cell>
          <table:table-cell table:style-name="ce1" office:value-type="string">
            <text:p>サイト「ゼロから始める将棋研究所」</text:p>
            <text:p>自分の駒が動けるマスに相手の駒がある場合、その駒を盤上から除外し、自分の駒台に持ち駒として置くことが出来る。これを「駒を取る」という。</text:p>
          </table:table-cell>
          <table:table-cell table:style-name="ce1" office:value-type="string">
            <text:p>練習局面課題演習　激指９　初段　１周目　標準　第１問</text:p>
            <text:p>０．０００８６％　－４０３８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2</text:p>
          </table:table-cell>
          <table:table-cell table:style-name="ce1" office:value-type="string">
            <text:p>752</text:p>
          </table:table-cell>
          <table:table-cell table:style-name="ce1" office:value-type="string">
            <text:p>学研・シールで遊ぼう２歳</text:p>
            <text:p>またまたテーブルに料理を置く課題。今回はカレーライスだ！</text:p>
          </table:table-cell>
          <table:table-cell table:style-name="ce1" office:value-type="string">
            <text:p>サイト「将棋ルール．ｃｏｍ」</text:p>
            <text:p>序盤・中盤・終盤。終盤戦の戦い方と中盤から終盤への持って行き方が現在の重点課題なのでしっかり学んでいきたいです。まずは超基本の頭金から１手詰を学習していこうっと。</text:p>
          </table:table-cell>
          <table:table-cell table:style-name="ce1" office:value-type="string">
            <text:p>サイト「ゼロから始める将棋研究所」</text:p>
            <text:p>駒を取る例。</text:p>
          </table:table-cell>
          <table:table-cell table:style-name="ce1" office:value-type="string">
            <text:p>練習局面課題演習　激指定跡道場２　初段　１周目　標準　第１問</text:p>
            <text:p>０．０００８６％　－４０３８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3</text:p>
          </table:table-cell>
          <table:table-cell table:style-name="ce1" office:value-type="string">
            <text:p>753</text:p>
          </table:table-cell>
          <table:table-cell table:style-name="ce1" office:value-type="string">
            <text:p>公文・はじめての平仮名１集</text:p>
            <text:p>横に長い直線を引く練習。運筆ばっかりだ・・・・。</text:p>
          </table:table-cell>
          <table:table-cell table:style-name="ce1" office:value-type="string">
            <text:p>サイト「将棋ルール．ｃｏｍ」</text:p>
            <text:p>勝敗の決まり方</text:p>
          </table:table-cell>
          <table:table-cell table:style-name="ce1" office:value-type="string">
            <text:p>サイト「ゼロから始める将棋研究所」</text:p>
            <text:p>相手の駒を取れば相手の戦力が減る！！！</text:p>
          </table:table-cell>
          <table:table-cell table:style-name="ce1" office:value-type="string">
            <text:p>練習局面課題演習　激指１０　初段　１周目　標準　第１問</text:p>
            <text:p>０．０００８６％　－４０３８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4</text:p>
          </table:table-cell>
          <table:table-cell table:style-name="ce1" office:value-type="string">
            <text:p>754</text:p>
          </table:table-cell>
          <table:table-cell office:value-type="string">
            <text:p>公文・はじめての迷路１集</text:p>
            <text:p>運筆練習。丸と角をしっかり区別して書けるかな？</text:p>
          </table:table-cell>
          <table:table-cell office:value-type="string">
            <text:p>サイト「将棋ルール．ｃｏｍ」</text:p>
            <text:p>マナーについて。マナーを守って気持ち良く対局しよう。</text:p>
          </table:table-cell>
          <table:table-cell office:value-type="string">
            <text:p>サイト「ゼロから始める将棋研究所」</text:p>
            <text:p>取った駒は相手にも見えるように綺麗に並べて置くようにしよう。持ち駒を隠すのは「隠し駒」と呼ばれるマナー違反。</text:p>
          </table:table-cell>
          <table:table-cell office:value-type="string">
            <text:p>練習局面課題演習　激指１１　初段　１周目　標準　第１問</text:p>
            <text:p>０．０００８６％　－４０３８　５７級　たまご</text:p>
            <text:p>いやあ、長い戦いになりそうだ。早く実戦で通用する力を身に付けていきたい。頑張るぞ！！！</text:p>
          </table:table-cell>
          <table:table-cell table:style-name="ce1" table:number-columns-repeated="17"/>
          <table:table-cell table:number-columns-repeated="1000"/>
        </table:table-row>
        <table:table-row table:style-name="ro5">
          <table:table-cell table:style-name="ce1"/>
          <table:table-cell table:style-name="ce1" office:value-type="string">
            <text:p>15</text:p>
          </table:table-cell>
          <table:table-cell table:style-name="ce1" office:value-type="string">
            <text:p>755</text:p>
          </table:table-cell>
          <table:table-cell table:style-name="ce1" office:value-type="string">
            <text:p>公文・はじめての数字</text:p>
            <text:p>横に短く線を書く練習その２。</text:p>
          </table:table-cell>
          <table:table-cell table:style-name="ce1" office:value-type="string">
            <text:p>サイト「将棋ルール．ｃｏｍ」</text:p>
            <text:p>持ち時間</text:p>
          </table:table-cell>
          <table:table-cell table:style-name="ce1" office:value-type="string">
            <text:p>サイト「ゼロから始める将棋研究所」</text:p>
            <text:p>取った駒はしっかり見せるようにしよう。綺麗に並べるのもマナー。</text:p>
          </table:table-cell>
          <table:table-cell table:style-name="ce1" office:value-type="string">
            <text:p>練習局面課題演習　激指定跡道場３　初段　１周目　標準　第１問</text:p>
            <text:p>０．０００８６％　－４０３８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6</text:p>
          </table:table-cell>
          <table:table-cell table:style-name="ce1" office:value-type="string">
            <text:p>756</text:p>
          </table:table-cell>
          <table:table-cell office:value-type="string">
            <text:p>学研・シールで遊ぼう２歳</text:p>
            <text:p>縦に長い線を引く運筆練習。運筆ばっかだ・・・・。</text:p>
          </table:table-cell>
          <table:table-cell office:value-type="string">
            <text:p>サイト「将棋ルール．ｃｏｍ」</text:p>
            <text:p>駒の動きの基本原則。先を読むことが大事。</text:p>
          </table:table-cell>
          <table:table-cell office:value-type="string">
            <text:p>サイト「ゼロから始める将棋研究所」</text:p>
            <text:p>成駒を取った場合は表の駒に戻す。</text:p>
          </table:table-cell>
          <table:table-cell office:value-type="string">
            <text:p>練習局面課題演習　激指１２　初段　１周目　標準　第１問</text:p>
            <text:p>０．０００８６％　－４０３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7</text:p>
          </table:table-cell>
          <table:table-cell table:style-name="ce1" office:value-type="string">
            <text:p>757</text:p>
          </table:table-cell>
          <table:table-cell table:style-name="ce1" office:value-type="string">
            <text:p>公文・はじめての平仮名１集</text:p>
            <text:p>やや斜め左に縦線を書く練習。もうちょっと頭を使う訓練をしたいけど今はそれを楽しみにひたすら運筆頑張っていきます。</text:p>
          </table:table-cell>
          <table:table-cell table:style-name="ce1" office:value-type="string">
            <text:p>サイト「将棋ルール．ｃｏｍ」</text:p>
            <text:p>将棋の禁じ手</text:p>
          </table:table-cell>
          <table:table-cell table:style-name="ce1" office:value-type="string">
            <text:p>サイト「ゼロから始める将棋研究所」</text:p>
            <text:p>成駒が表に戻る例。</text:p>
          </table:table-cell>
          <table:table-cell table:style-name="ce4" office:value-type="string">
            <text:p>練習局面課題演習　激指名人戦道場　初段　１周目　標準　第１問</text:p>
            <text:p>０．０００８７％　－４０３８　５７級　たまご</text:p>
            <text:p>達成率アップ！</text:p>
            <text:p>駒を成るルールを習得して駒を取るルールの学習に進んでいます。まだまだ先は遠いけど頑張るぞ！</text:p>
          </table:table-cell>
          <table:table-cell table:style-name="ce1" table:number-columns-repeated="17"/>
          <table:table-cell table:number-columns-repeated="1000"/>
        </table:table-row>
        <table:table-row table:style-name="ro5">
          <table:table-cell table:style-name="ce1"/>
          <table:table-cell table:style-name="ce1" office:value-type="string">
            <text:p>18</text:p>
          </table:table-cell>
          <table:table-cell table:style-name="ce1" office:value-type="string">
            <text:p>758</text:p>
          </table:table-cell>
          <table:table-cell table:style-name="ce1" office:value-type="string">
            <text:p>公文・はじめての迷路１集</text:p>
            <text:p>徐々に迷路らしくなってきました。</text:p>
          </table:table-cell>
          <table:table-cell table:style-name="ce1" office:value-type="string">
            <text:p>サイト「将棋ルール．ｃｏｍ」</text:p>
            <text:p>入玉した場合のルール</text:p>
          </table:table-cell>
          <table:table-cell table:style-name="ce1" office:value-type="string">
            <text:p>サイト「ゼロから始める将棋研究所」</text:p>
            <text:p>とにかく、取った駒は全部表になると覚えておけばＯＫ。</text:p>
          </table:table-cell>
          <table:table-cell table:style-name="ce1" office:value-type="string">
            <text:p>練習局面課題演習　激指１３　初段　１周目　標準　第１問</text:p>
            <text:p>０．０００８７％　－４０３８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9</text:p>
          </table:table-cell>
          <table:table-cell table:style-name="ce1" office:value-type="string">
            <text:p>759</text:p>
          </table:table-cell>
          <table:table-cell table:style-name="ce1" office:value-type="string">
            <text:p>公文・はじめての数字</text:p>
            <text:p>次は縦に長く線を書く練習。しばらく基礎訓練は運筆中心に進みそうです。</text:p>
          </table:table-cell>
          <table:table-cell table:style-name="ce1" office:value-type="string">
            <text:p>サイト「ゼロから始める将棋研究所」</text:p>
            <text:p>将棋の始め方。まずはルールを覚えて実際に将棋に慣れて、それからコツやテクニックを学んでいく。</text:p>
          </table:table-cell>
          <table:table-cell table:style-name="ce1" office:value-type="string">
            <text:p>サイト「ゼロから始める将棋研究所」</text:p>
            <text:p>持ち駒は自分の番の時に盤上の空いている好きなマスに１枚置くことが出来る。ただし、持ち駒を打った場合、そこで手番が終了するので駒を進ませることはできない。</text:p>
          </table:table-cell>
          <table:table-cell table:style-name="ce1" office:value-type="string">
            <text:p>練習局面課題演習　激指１４　初段　１周目　標準　第１問</text:p>
            <text:p>０．０００８７％　－４０３８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20</text:p>
          </table:table-cell>
          <table:table-cell table:style-name="ce1" office:value-type="string">
            <text:p>760</text:p>
          </table:table-cell>
          <table:table-cell table:style-name="ce1" office:value-type="string">
            <text:p>公文・はじめてのはさみ</text:p>
            <text:p>工作課題。短い線を切る練習が続きます。</text:p>
          </table:table-cell>
          <table:table-cell table:style-name="ce1" office:value-type="string">
            <text:p>サイト「ゼロから始める将棋研究所」</text:p>
            <text:p>対局の大まかな流れ</text:p>
          </table:table-cell>
          <table:table-cell table:style-name="ce1" office:value-type="string">
            <text:p>サイト「ゼロから始める将棋研究所」</text:p>
            <text:p>駒を置く場所は駒が無い空いているマス。</text:p>
          </table:table-cell>
          <table:table-cell table:style-name="ce1" office:value-type="string">
            <text:p>練習局面課題演習　激指定跡道場４　初段　１周目　標準　第１問</text:p>
            <text:p>０．０００８７％　－４０３８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21</text:p>
          </table:table-cell>
          <table:table-cell table:style-name="ce1" office:value-type="string">
            <text:p>761</text:p>
          </table:table-cell>
          <table:table-cell table:style-name="ce1" office:value-type="string">
            <text:p>学研・シールで遊ぼう２歳</text:p>
            <text:p>パンケーキの真ん中にフルーツの盛り合わせを盛り付ける課題でした。</text:p>
          </table:table-cell>
          <table:table-cell table:style-name="ce1" office:value-type="string">
            <text:p>サイト「ゼロから始める将棋研究所」</text:p>
            <text:p>駒の動かし方</text:p>
          </table:table-cell>
          <table:table-cell table:style-name="ce1" office:value-type="string">
            <text:p>サイト「ゼロから始める将棋研究所」</text:p>
            <text:p>駒を打てる場所の例。何も駒が無いマスに持ち駒は打つ。見てみるとすごく多くのマスに打つことが出来るんですねー。</text:p>
          </table:table-cell>
          <table:table-cell table:style-name="ce1" office:value-type="string">
            <text:p>練習局面課題演習　激指１５　初段　１周目　標準　第１問</text:p>
            <text:p>０．０００８７％　－４０３８　５７級　たまご</text:p>
          </table:table-cell>
          <table:table-cell table:style-name="ce1" table:number-columns-repeated="17"/>
          <table:table-cell table:number-columns-repeated="1000"/>
        </table:table-row>
        <table:table-row table:style-name="ro3" table:number-rows-repeated="149">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24">2022/07/24</text:date>, <text:time>13:46: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3DT18H59M47S</meta:editing-duration>
    <meta:editing-cycles>205</meta:editing-cycles>
    <meta:generator>OpenOffice/4.1.6$Win32 OpenOffice.org_project/416m1$Build-9790</meta:generator>
    <dc:date>2022-07-24T13:46:02.37</dc:date>
    <meta:document-statistic meta:table-count="1" meta:cell-count="132" meta:object-count="0"/>
    <meta:user-defined meta:name="Info 1"/>
    <meta:user-defined meta:name="Info 2"/>
    <meta:user-defined meta:name="Info 3"/>
    <meta:user-defined meta:name="Info 4"/>
  </office:meta>
</office:document-meta>
</file>